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ORAGE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DAIRY</text:p>
          </table:table-cell>
          <table:table-cell table:style-name="ce1" office:value-type="string" calcext:value-type="string">
            <text:p>FRUIT_VEG</text:p>
          </table:table-cell>
          <table:table-cell table:style-name="ce1" office:value-type="string" calcext:value-type="string">
            <text:p>GRAIN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DIST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5" calcext:value-type="float">
            <text:p>2.5</text:p>
          </table:table-cell>
          <table:table-cell office:value-type="float" office:value="0.13" calcext:value-type="float">
            <text:p>0.13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5" calcext:value-type="float">
            <text:p>2.5</text:p>
          </table:table-cell>
          <table:table-cell office:value-type="float" office:value="0.13" calcext:value-type="float">
            <text:p>0.13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RECIPE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DIRECTIONS</text:p>
          </table:table-cell>
          <table:table-cell table:style-name="ce1" office:value-type="string" calcext:value-type="string">
            <text:p>ISBREAKFAST</text:p>
          </table:table-cell>
          <table:table-cell table:style-name="ce1" office:value-type="string" calcext:value-type="string">
            <text:p>HOW_MANY_SERVINGS</text:p>
          </table:table-cell>
          <table:table-cell table:style-name="ce1" office:value-type="string" calcext:value-type="string">
            <text:p>RECIPE_NAME</text:p>
          </table:table-cell>
          <table:table-cell table:style-name="ce1" office:value-type="string" calcext:value-type="string">
            <text:p>TR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ke at 375 for 20-25 minutes.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et Pan Pancakes- Blueberr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andwhich.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 &amp; 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and mix.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gged Sala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x cheese and beans, wrap in tortilla. Can be frozen,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rit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ok mix in rice cooker. Top with frozen berries.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e Cooker Panca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-Boiled Egg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a box of mac n chees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 and Chees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to Soup</text:p>
          </table:table-cell>
          <table:table-cell/>
        </table:table-row>
      </table:table>
      <table:table table:name="R8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INGREDIENT_AMOU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table table:name="R7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INGREDIENT_AMOU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6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INGREDIENT_AMOU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</table:table-row>
      </table:table>
      <table:table table:name="R5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IENT_AMOU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R4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IENT_AMOUNT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R3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IENT_AMOU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2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INGREDIENT_ID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INGREDIENT_AMOU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</table:table>
      <table:table table:name="R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INGREDIENT_AM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INGREDIENTS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INGREDIENT_ID</text:p>
          </table:table-cell>
          <table:table-cell table:style-name="ce1" office:value-type="string" calcext:value-type="string">
            <text:p>INGREDIENT_NAME</text:p>
          </table:table-cell>
          <table:table-cell table:style-name="ce1" office:value-type="string" calcext:value-type="string">
            <text:p>SERVING_SIZ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FOOD_GROUP1</text:p>
          </table:table-cell>
          <table:table-cell table:style-name="ce1" office:value-type="string" calcext:value-type="string">
            <text:p>FOOD_GROUP2</text:p>
          </table:table-cell>
          <table:table-cell table:style-name="ce1" office:value-type="string" calcext:value-type="string">
            <text:p>PURCHASE_UNIT_SIZ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ALORIES_PER_SERVING</text:p>
          </table:table-cell>
          <table:table-cell table:style-name="ce1" office:value-type="string" calcext:value-type="string">
            <text:p>Serving_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anut Bu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 J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ole Wheat B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Grains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ncake Mix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Grain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zen Ber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Fruit/ Ve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x of Macarroni and Chee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Grains</text:p>
          </table:table-cell>
          <table:table-cell table:number-columns-repeated="4"/>
          <table:table-cell office:value-type="string" calcext:value-type="string">
            <text:p>cook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office:value-type="string" calcext:value-type="string">
            <text:p>Othe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Dai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redded Cheddar Cheese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airy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g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Protein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l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pper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ck Beans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ruit/ Veg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Fruit/ Veg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lour Tortilla (homema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Grains</text:p>
          </table:table-cell>
          <table:table-cell table:number-columns-repeated="4"/>
          <table:table-cell office:value-type="string" calcext:value-type="string">
            <text:p>6" diame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gged Sa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Fruit/ Veg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Grains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ced Tomato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Fruit/Veg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esh Ba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office:value-type="string" calcext:value-type="string">
            <text:p>Fruit/Veg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mato Pa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office:value-type="string" calcext:value-type="string">
            <text:p>Fruit/Veg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</text:p>
          </table:table-cell>
          <table:table-cell office:value-type="string" calcext:value-type="string">
            <text:p>Fruit/Veg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eese</text:p>
          </table:table-cell>
          <table:table-cell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ld Bay Seasonin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HANNA_DIET_NEEDS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FOOD_GROU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SERVINGS</text:p>
          </table:table-cell>
          <table:table-cell table:style-name="ce1" office:value-type="string" calcext:value-type="string">
            <text:p>SERVINGS_DAILY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Fruit/ Veg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ups</text:p>
          </table:table-cell>
        </table:table-row>
        <table:table-row table:style-name="ro1">
          <table:table-cell office:value-type="string" calcext:value-type="string">
            <text:p>Grain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ps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09:39:45.827500986</meta:creation-date>
    <dc:date>2021-01-23T09:44:14.441960298</dc:date>
    <meta:editing-duration>PT4M32S</meta:editing-duration>
    <meta:editing-cycles>2</meta:editing-cycles>
    <meta:generator>LibreOffice/6.4.3.2$Linux_X86_64 LibreOffice_project/40$Build-2</meta:generator>
    <meta:document-statistic meta:table-count="12" meta:cell-count="416" meta:object-count="0"/>
  </office:meta>
</office:document-meta>
</file>